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F000000DD9B847734BBDA6691.png" manifest:media-type="image/png"/>
  <manifest:file-entry manifest:full-path="Pictures/10000000000001680000008CC4CB79AC99DE87FA.png" manifest:media-type="image/png"/>
  <manifest:file-entry manifest:full-path="Pictures/10000000000001F40000006E5C9775F70E10CCEC.png" manifest:media-type="image/png"/>
  <manifest:file-entry manifest:full-path="Pictures/10000201000001E00000016874B2F89709D056FD.png" manifest:media-type="image/png"/>
  <manifest:file-entry manifest:full-path="Pictures/10000000000003BF000002EEA970BA8A419ABC51.png" manifest:media-type="image/png"/>
  <manifest:file-entry manifest:full-path="Pictures/10000201000001900000008F0F690A29C3B06D9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8cm" fo:min-width="26.54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.356cm" fo:margin-bottom="0cm"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3838" loext:opacity="100%" style:font-name="Embossing Tape 1 BRK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79cm" svg:height="2.629cm" svg:x="0.26cm" svg:y="0.219cm" presentation:class="title" presentation:user-transformed="true">
          <draw:text-box>
            <text:p text:style-name="P1"><text:span text:style-name="T1">slithy </text:span><text:span text:style-name="T2">VLOGS #15</text:span></text:p>
          </draw:text-box>
        </draw:frame>
        <draw:frame draw:style-name="gr1" draw:text-style-name="P5" draw:layer="layout" svg:width="27.045cm" svg:height="5.248cm" svg:x="0.408cm" svg:y="2.88cm">
          <draw:text-box>
            <text:p text:style-name="P3"><text:span text:style-name="T3">8-Bit Battle Royale</text:span></text:p>
            <text:p text:style-name="P4"><text:span text:style-name="T4">New contenders!</text:span></text:p>
          </draw:text-box>
        </draw:frame>
        <draw:frame draw:style-name="gr2" draw:text-style-name="P6" draw:layer="layout" svg:width="17.341cm" svg:height="13.562cm" svg:x="5.373cm" svg:y="8.074cm">
          <draw:image xlink:href="Pictures/10000000000003BF000002EEA970BA8A419ABC51.png" xlink:type="simple" xlink:show="embed" xlink:actuate="onLoad" draw:mime-type="image/png">
            <text:p/>
          </draw:image>
        </draw:frame>
        <draw:frame draw:style-name="gr2" draw:text-style-name="P6" draw:layer="layout" svg:width="6.858cm" svg:height="5.143cm" svg:x="19.812cm" svg:y="6.986cm">
          <draw:image xlink:href="Pictures/10000201000001E00000016874B2F89709D056FD.png" xlink:type="simple" xlink:show="embed" xlink:actuate="onLoad" draw:mime-type="image/png">
            <text:p/>
          </draw:image>
        </draw:frame>
        <draw:frame draw:style-name="gr2" draw:text-style-name="P6" draw:layer="layout" svg:width="10.686cm" svg:height="2.35cm" svg:x="0.744cm" svg:y="8.128cm">
          <draw:image xlink:href="Pictures/10000000000001F40000006E5C9775F70E10CCEC.png" xlink:type="simple" xlink:show="embed" xlink:actuate="onLoad" draw:mime-type="image/png">
            <text:p/>
          </draw:image>
        </draw:frame>
        <draw:frame draw:style-name="gr2" draw:text-style-name="P6" draw:layer="layout" svg:width="10.582cm" svg:height="3.783cm" svg:x="9.506cm" svg:y="9.825cm">
          <draw:image xlink:href="Pictures/10000201000001900000008F0F690A29C3B06D96.png" xlink:type="simple" xlink:show="embed" xlink:actuate="onLoad" draw:mime-type="image/png">
            <text:p/>
          </draw:image>
        </draw:frame>
        <draw:frame draw:style-name="gr2" draw:text-style-name="P6" draw:layer="layout" svg:width="7.874cm" svg:height="3.061cm" svg:x="1.27cm" svg:y="11.671cm">
          <draw:image xlink:href="Pictures/10000000000001680000008CC4CB79AC99DE87FA.png" xlink:type="simple" xlink:show="embed" xlink:actuate="onLoad" draw:mime-type="image/png">
            <text:p/>
          </draw:image>
        </draw:frame>
        <draw:frame draw:style-name="gr2" draw:text-style-name="P6" draw:layer="layout" svg:width="6.604cm" svg:height="3.046cm" svg:x="20.32cm" svg:y="12.129cm">
          <draw:image xlink:href="Pictures/10000201000001DF000000DD9B847734BBDA66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BASIC Leaderboard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" text:id="id1"><text:s/>Commander X16: <text:span text:style-name="T5">0:23</text:span></text:p>
              </text:list-item>
              <text:list-item>
                <text:p xml:id="id2" text:id="id2"><text:s/>Commodore 64: <text:span text:style-name="T5">3:23</text:span></text:p>
              </text:list-item>
              <text:list-item>
                <text:p xml:id="id3" text:id="id3"><text:s/>Sinclair ZX Spectrum: <text:span text:style-name="T5">4:3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2" draw:display-name="Gradient 15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224b12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fill-gradient-name="Gradient_20_152" draw:fill-hatch-name="Red_20_90_20_Degrees_20_Crossed_20_1" draw:fill-image-name="Bitmap_20_1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08-14T00:58:17.910008472</dc:date>
    <meta:editing-duration>PT5H57M4S</meta:editing-duration>
    <meta:editing-cycles>53</meta:editing-cycles>
    <meta:generator>LibreOffice/7.1.3.2$Linux_X86_64 LibreOffice_project/10$Build-2</meta:generator>
    <meta:document-statistic meta:object-count="35"/>
  </office:meta>
</office:document-meta>
</file>